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<text:s/>Steps</text:p>
          </table:table-cell>
          <table:table-cell table:style-name="Default" office:value-type="string" calcext:value-type="string">
            <text:p><text:s/>Decreasing</text:p>
          </table:table-cell>
          <table:table-cell table:style-name="Default" office:value-type="string" calcext:value-type="string">
            <text:p><text:s/>Stretching</text:p>
          </table:table-cell>
          <table:table-cell table:style-name="Default" office:value-type="string" calcext:value-type="string">
            <text:p><text:s/>L1</text:p>
          </table:table-cell>
          <table:table-cell table:style-name="Default" office:value-type="string" calcext:value-type="string">
            <text:p><text:s/>L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08847" calcext:value-type="float">
            <text:p>3,41E-002</text:p>
          </table:table-cell>
          <table:table-cell office:value-type="float" office:value="0" calcext:value-type="float">
            <text:p>0,00E+000</text:p>
          </table:table-cell>
          <table:table-cell office:value-type="float" office:value="0.004829561" calcext:value-type="float">
            <text:p>4,83E-003</text:p>
          </table:table-cell>
          <table:table-cell office:value-type="float" office:value="0.007383554" calcext:value-type="float">
            <text:p>7,38E-0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08847" calcext:value-type="float">
            <text:p>3,41E-002</text:p>
          </table:table-cell>
          <table:table-cell office:value-type="float" office:value="0" calcext:value-type="float">
            <text:p>0,00E+000</text:p>
          </table:table-cell>
          <table:table-cell office:value-type="float" office:value="0.004829561" calcext:value-type="float">
            <text:p>4,83E-003</text:p>
          </table:table-cell>
          <table:table-cell office:value-type="float" office:value="0.007383554" calcext:value-type="float">
            <text:p>7,38E-0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08847" calcext:value-type="float">
            <text:p>3,41E-002</text:p>
          </table:table-cell>
          <table:table-cell office:value-type="float" office:value="0" calcext:value-type="float">
            <text:p>0,00E+000</text:p>
          </table:table-cell>
          <table:table-cell office:value-type="float" office:value="0.004829561" calcext:value-type="float">
            <text:p>4,83E-003</text:p>
          </table:table-cell>
          <table:table-cell office:value-type="float" office:value="0.007383554" calcext:value-type="float">
            <text:p>7,38E-0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811717" calcext:value-type="float">
            <text:p>1,81E-001</text:p>
          </table:table-cell>
          <table:table-cell office:value-type="float" office:value="-0.01" calcext:value-type="float">
            <text:p>-1,00E-002</text:p>
          </table:table-cell>
          <table:table-cell office:value-type="float" office:value="0.003579732" calcext:value-type="float">
            <text:p>3,58E-003</text:p>
          </table:table-cell>
          <table:table-cell office:value-type="float" office:value="0.01072373" calcext:value-type="float">
            <text:p>1,07E-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0T13:14:18.091072598</dc:date>
    <meta:document-statistic meta:table-count="1" meta:cell-count="25" meta:object-count="0"/>
    <meta:generator>LibreOffice/4.2.8.2$Linux_x86 LibreOffice_project/420m0$Build-2</meta:generator>
  </office:meta>
</office:document-meta>
</file>